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2.158cm" svg:height="2.153cm" svg:x="9.358cm" svg:y="13.77cm">
            <text:p/>
          </draw:ellipse>
          <draw:line draw:style-name="gr2" draw:text-style-name="P2" draw:layer="layout" svg:x1="11.055cm" svg:y1="15.725cm" svg:x2="9.818cm" svg:y2="13.962cm">
            <text:p/>
          </draw:line>
          <draw:frame draw:style-name="gr3" draw:text-style-name="P4" draw:layer="layout" svg:width="0.72cm" svg:height="0.63cm" svg:x="9.358cm" svg:y="13.555cm">
            <draw:text-box>
              <text:p text:style-name="P3"><text:span text:style-name="T1">A</text:span></text:p>
            </draw:text-box>
          </draw:frame>
          <draw:frame draw:style-name="gr3" draw:text-style-name="P4" draw:layer="layout" svg:width="0.72cm" svg:height="0.63cm" svg:x="10.938cm" svg:y="15.708cm">
            <draw:text-box>
              <text:p text:style-name="P3"><text:span text:style-name="T1">B</text:span></text:p>
            </draw:text-box>
          </draw:frame>
          <draw:frame draw:style-name="gr3" draw:text-style-name="P4" draw:layer="layout" svg:width="0.72cm" svg:height="0.63cm" svg:x="10.293cm" svg:y="13.339cm">
            <draw:text-box>
              <text:p text:style-name="P3"><text:span text:style-name="T1">C</text:span></text:p>
            </draw:text-box>
          </draw:frame>
          <draw:frame draw:style-name="gr3" draw:text-style-name="P4" draw:layer="layout" svg:width="0.72cm" svg:height="0.63cm" svg:x="10.004cm" svg:y="14.701cm">
            <draw:text-box>
              <text:p text:style-name="P3"><text:span text:style-name="T1">O</text:span></text:p>
            </draw:text-box>
          </draw:frame>
          <draw:line draw:style-name="gr2" draw:text-style-name="P2" draw:layer="layout" svg:x1="10.436cm" svg:y1="14.844cm" svg:x2="10.53cm" svg:y2="13.76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38:45.459044448</meta:creation-date>
    <dc:date>2018-02-09T15:39:01.751117741</dc:date>
    <meta:editing-duration>PT16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